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style:text-properties officeooo:paragraph-rsid="000e4c8d"/>
    </style:style>
    <style:style style:name="P2" style:family="paragraph" style:parent-style-name="Text_20_body">
      <style:paragraph-properties fo:line-height="100%"/>
      <style:text-properties officeooo:paragraph-rsid="001a9700"/>
    </style:style>
    <style:style style:name="P3" style:family="paragraph" style:parent-style-name="Text_20_body">
      <style:paragraph-properties fo:line-height="100%"/>
      <style:text-properties officeooo:paragraph-rsid="001d6c94"/>
    </style:style>
    <style:style style:name="P4" style:family="paragraph" style:parent-style-name="Text_20_body">
      <style:paragraph-properties fo:line-height="100%"/>
      <style:text-properties officeooo:paragraph-rsid="001d788c"/>
    </style:style>
    <style:style style:name="T1" style:family="text">
      <style:text-properties officeooo:rsid="001909b3"/>
    </style:style>
    <style:style style:name="T2" style:family="text">
      <style:text-properties officeooo:rsid="001a9700"/>
    </style:style>
    <style:style style:name="T3" style:family="text">
      <style:text-properties officeooo:rsid="001b9ced"/>
    </style:style>
    <style:style style:name="T4" style:family="text">
      <style:text-properties officeooo:rsid="001c612a"/>
    </style:style>
    <style:style style:name="T5" style:family="text">
      <style:text-properties officeooo:rsid="001d6c94"/>
    </style:style>
    <style:style style:name="T6" style:family="text">
      <style:text-properties officeooo:rsid="001d788c"/>
    </style:style>
    <style:style style:name="T7" style:family="text">
      <style:text-properties officeooo:rsid="001f56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atrice Federici</text:p>
      <text:p text:style-name="P1">beatrice.federici123@gmail.com |+44 7933227501|York|github: Beatrix-droid</text:p>
      <text:p text:style-name="P1">March <text:span text:style-name="T1">7</text:span>, 2024</text:p>
      <text:p text:style-name="P1">Dear Hiring Manager,</text:p>
      <text:p text:style-name="P4">I am writing to express my sincere interest in the <text:s/>.<text:span text:style-name="T7">Net Software Engineer</text:span> position at <text:span text:style-name="T7">Lorien</text:span>. I am excited about the opportunity to contribute my skills and experience to your team, particularly in areas such a<text:span text:style-name="T6">s </text:span><text:s/>C#, <text:span text:style-name="T6">python, </text:span><text:span text:style-name="T2">Javascript</text:span><text:span text:style-name="T6">, </text:span>and DevOps technologies.</text:p>
      <text:p text:style-name="P2">In my previous role <text:span text:style-name="T1">I worked as an RPA developer </text:span>for Liberty Global on behalf of The Software Institute. <text:span text:style-name="T1">Despite this type of software development is slightly different from the position I am applying, I believe that the skills I picked up working an RPA developer role</text:span> align well with the requirements of the <text:span text:style-name="T3">engineer </text:span><text:span text:style-name="T1">python </text:span><text:span text:style-name="T3">automation</text:span><text:span text:style-name="T1"> positioned aligned with your company</text:span>.</text:p>
      <text:p text:style-name="P3"><text:s/>Along with designing and configuring RPA projects, part of my responsibilities as an RPA developer required producing the solution documentation, including process definition documents , and regularly meeting with clients to draft supporting documentation, <text:span text:style-name="T1">which are skills that any software developer requires.</text:span><text:span text:style-name="T3"> I am well versed in writing and conducting unit tests, running end to end testing and running end to end testing on RPA robots, </text:span><text:span text:style-name="T5">and very keen on delivering business driven AI solutions, as this aligns quite well with what I have been doing for over a year, in delivering ai driven automations for businesses to improve performance and streamline processes.</text:span></text:p>
      <text:p text:style-name="P4"><text:span text:style-name="T5">As an RPA developer my tech stack was </text:span><text:span text:style-name="T7">C#</text:span><text:span text:style-name="T5">, U</text:span><text:span text:style-name="T1">iPath </text:span><text:span text:style-name="T6">(which is based on the .net </text:span><text:span text:style-name="T7">ecosystem</text:span><text:span text:style-name="T6">) </text:span><text:span text:style-name="T1">, </text:span><text:span text:style-name="T7">python and</text:span><text:span text:style-name="T1"> a bit of javascript and SQL . </text:span><text:span text:style-name="T7">All these tools were used in the context of </text:span><text:span text:style-name="T1"><text:s/></text:span><text:span text:style-name="T7">designing enterprise grade </text:span><text:span text:style-name="T1">automation </text:span><text:span text:style-name="T7">solutions </text:span><text:span text:style-name="T6">in a windows environment, </text:span><text:span text:style-name="T7">however, I have had the opportunity to explore some of these tools in other capacities. For instance,</text:span><text:span text:style-name="T6"> </text:span><text:span text:style-name="T7">p</text:span><text:span text:style-name="T1">ython was the first language I picked up, </text:span><text:span text:style-name="T6">and as such</text:span> <text:span text:style-name="T1"><text:s/></text:span>used it extensively in <text:span text:style-name="T1">the past in the </text:span>context of <text:span text:style-name="T6">personal projects too, spanning from </text:span>web development with frameworks such as Flask and FASTAPI, <text:span text:style-name="T6">to </text:span>data science tasks using TensorFlow, scikit-learn, and pandas, <text:span text:style-name="T3">as well as to write automation scripts with Selenium. </text:span><text:span text:style-name="T5">With this in mind, I am therefore confident that I will be able to transition to working as a </text:span><text:span text:style-name="T6">software engineer </text:span><text:span text:style-name="T5">for </text:span><text:span text:style-name="T6">Lorien</text:span><text:span text:style-name="T5">.</text:span></text:p>
      <text:p text:style-name="P1">As a software developer living in an ever so changing technological landscape, I am dedicated committed to actively learning from every experience I have: in my current job I actively got involved in as many learning opportunities as I could: from learning the basics of kubernetes by supporting and coding alongside the devops team member, to attending an optional GCP bootcamp the company offered on top of my existing work, to researching some hidden undocumented <text:span text:style-name="T2">REST</text:span> APIs for an applications I had to interact with for a project. With those findings I drafted some documentation for our automation team to use to improve speed and performance of other automated processes that required interacting with the same application.</text:p>
      <text:p text:style-name="P1">I have a proven track record of building and deploying web applications for hobby outside of work; some of which are showcased in my portfolio. I am comfortable working with platforms like Heroku and GCP and have experience containerizing applications using Docker, a useful skill to deploy <text:span text:style-name="T2">applications in all sorts of environments.</text:span> Furthermore, my familiarity with Debian- based Linux distributions, particularly Ubuntu, enhances my adaptability and technical skills. </text:p>
      <text:p text:style-name="P2">As a passionate Linux user, I am committed to giving back to the open-source community. I actively participate in open-source projects on GitHub and enjoy collaborating with teams from round the world on initiatives like Hacktoberfest.</text:p>
      <text:p text:style-name="P2">I am enthusiastic about the opportunity to bring my skills and dedication to Lorien and contribute to its success. </text:p>
      <text:p text:style-name="P2">Thank you for considering my application. I look forward to the possibility</text:p>
      <text:p text:style-name="P1"><text:soft-page-break/>of discussing how my background and experiences align with the needs of your team.</text:p>
      <text:p text:style-name="P1">Warm regards,</text:p>
      <text:p text:style-name="P1">Beatrice Federic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6:25:50.503582552</meta:creation-date>
    <dc:date>2024-03-07T01:04:18.745652761</dc:date>
    <meta:editing-duration>PT1H4M14S</meta:editing-duration>
    <meta:editing-cycles>9</meta:editing-cycles>
    <meta:generator>LibreOffice/6.4.7.2$Linux_X86_64 LibreOffice_project/40$Build-2</meta:generator>
    <meta:document-statistic meta:table-count="0" meta:image-count="0" meta:object-count="0" meta:page-count="2" meta:paragraph-count="16" meta:word-count="628" meta:character-count="3961" meta:non-whitespace-character-count="3342"/>
  </office:meta>
</office:document-meta>
</file>